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369cm"/>
    </style:style>
    <style:style style:name="pr7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Courier1" fo:font-size="18pt" style:font-size-asian="18pt" style:font-size-complex="18pt"/>
    </style:style>
    <style:style style:name="T11" style:family="text">
      <style:text-properties style:text-position="0% 100%" style:font-name="Courier1" fo:font-size="22pt" style:font-size-asian="22pt" style:font-size-complex="2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font-style="normal" style:font-size-asian="20pt" style:font-style-asian="normal" style:font-size-complex="20pt" style:font-style-complex="normal"/>
    </style:style>
    <style:style style:name="T15" style:family="text">
      <style:text-properties style:font-name="Courier1" fo:font-size="20pt" style:font-size-asian="20pt" style:font-size-complex="20pt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style:style style:name="T20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Prov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Prova 1</text:span></text:p>
                <text:list>
                  <text:list-item>
                    <text:p><text:span text:style-name="T7">Turma 2: </text:span><text:span text:style-name="T9">Segunda, 10 de outubro</text:span></text:p>
                  </text:list-item>
                  <text:list-item>
                    <text:p><text:span text:style-name="T7">Turma 4: </text:span><text:span text:style-name="T9">Sexta, 14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0">IPD, &lt;tarefa&gt;, &lt;turma&gt;, &lt;matrícula&gt;, &lt;nome&gt;</text:span></text:p>
                  </text:list-item>
                  <text:list-item>
                    <text:p>Exemplo:</text:p>
                    <text:p><text:span text:style-name="T11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2">Dom, 04/09</text:span>: execução do Python</text:p>
              </text:list-item>
              <text:list-item>
                <text:p>Tarefa-01: <text:span text:style-name="T12">Dom, 18/09</text:span><text:span text:style-name="T13">: exercícios da aula</text:span></text:p>
              </text:list-item>
              <text:list-item>
                <text:p><text:span text:style-name="T13">Tarefa-02: </text:span><text:span text:style-name="T12">Dom, 25/09</text:span><text:span text:style-name="T13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4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5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7" draw:text-style-name="P9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6">(Se este já foi feito em sala, escolha algum outro proposto.)</text:span></text:p>
              </text:list-item>
              <text:list-item>
                <text:p><text:span text:style-name="T16">Leia números continuamente</text:span></text:p>
              </text:list-item>
              <text:list-item>
                <text:p><text:span text:style-name="T16">Termine quando ler um número menor que o anterior</text:span></text:p>
              </text:list-item>
              <text:list-item>
                <text:p><text:span text:style-name="T16">Exiba (imprima) a soma de todos os valores lidos</text:span></text:p>
              </text:list-item>
              <text:list-item>
                <text:p><text:span text:style-name="T17">(Assuma que só serão digitados números maiores que 0)</text:span></text:p>
                <text:p><text:span text:style-name="T18"/></text:p>
              </text:list-item>
              <text:list-item>
                <text:p><text:span text:style-name="T16">“</text:span><text:span text:style-name="T16">Print Screen” do computador:</text:span></text:p>
                <text:list>
                  <text:list-item>
                    <text:p><text:span text:style-name="T19">Tela de edição: código fonte dos exercícios</text:span></text:p>
                  </text:list-item>
                  <text:list-item>
                    <text:p><text:span text:style-name="T19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7">Tarefa 01: exercício da aula</text:span><text:span text:style-name="T7"><text:line-break/></text:span><text:span text:style-name="T14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Tarefa 02: 2 exercícios da lista</text:span><text:span text:style-name="T7"><text:line-break/></text:span><text:span text:style-name="T14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0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69</meta:editing-cycles>
    <meta:editing-duration>P50DT21H30M9S</meta:editing-duration>
    <meta:initial-creator>chico </meta:initial-creator>
    <dc:date>2016-09-23T09:14:29.328753621</dc:date>
    <meta:document-statistic meta:object-count="8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